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Arial Rounded MT" svg:font-family="'Arial Rounded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 Rounded MT1" svg:font-family="'Arial Rounded MT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728cm" fo:margin-right="0.076cm" fo:margin-top="0cm" fo:margin-bottom="0cm" loext:contextual-spacing="false" fo:line-height="0.614cm" fo:text-align="center" style:justify-single-word="false" fo:text-indent="0cm" style:auto-text-indent="false"/>
    </style:style>
    <style:style style:name="P2" style:family="paragraph" style:parent-style-name="Standard" style:master-page-name="Standard">
      <style:paragraph-properties fo:margin-left="0.728cm" fo:margin-right="0.076cm" fo:margin-top="0cm" fo:margin-bottom="0cm" loext:contextual-spacing="false" fo:line-height="0.614cm" fo:text-align="center" style:justify-single-word="false" fo:text-indent="0cm" style:auto-text-indent="false" style:page-number="auto"/>
    </style:style>
    <style:style style:name="P3" style:family="paragraph" style:parent-style-name="Standard">
      <style:paragraph-properties fo:margin-left="0cm" fo:margin-right="0cm" fo:margin-top="0cm" fo:margin-bottom="0.351cm" loext:contextual-spacing="false" fo:line-height="0.457cm" fo:text-align="start" style:justify-single-word="false" fo:text-indent="0cm" style:auto-text-indent="false"/>
    </style:style>
    <style:style style:name="P4" style:family="paragraph" style:parent-style-name="Standard">
      <style:paragraph-properties fo:margin-left="0.028cm" fo:margin-right="0cm" fo:margin-top="0cm" fo:margin-bottom="0.385cm" loext:contextual-spacing="false" fo:line-height="0.469cm" fo:text-align="start" style:justify-single-word="false" fo:text-indent="-0.018cm" style:auto-text-indent="false"/>
    </style:style>
    <style:style style:name="P5" style:family="paragraph" style:parent-style-name="Standard">
      <style:paragraph-properties fo:margin-left="0.028cm" fo:margin-right="0cm" fo:margin-top="0cm" fo:margin-bottom="0.385cm" loext:contextual-spacing="false" fo:line-height="0.469cm" fo:text-align="start" style:justify-single-word="false" fo:text-indent="-0.018cm" style:auto-text-indent="false"/>
      <style:text-properties fo:color="#000000" style:font-name="Arial Rounded MT" fo:font-size="16pt" fo:letter-spacing="normal" fo:font-weight="bold" fo:background-color="transparent" style:font-name-asian="Arial Rounded MT1" style:font-size-asian="16pt" style:font-weight-asian="bold" style:font-name-complex="Arial Rounded MT1"/>
    </style:style>
    <style:style style:name="P6" style:family="paragraph" style:parent-style-name="Standard">
      <style:paragraph-properties fo:margin-left="0.028cm" fo:margin-right="0cm" fo:margin-top="0cm" fo:margin-bottom="0.385cm" loext:contextual-spacing="false" fo:line-height="0.469cm" fo:text-align="start" style:justify-single-word="false" fo:text-indent="-0.018cm" style:auto-text-indent="false"/>
      <style:text-properties fo:color="#000000" style:font-name="Calibri" fo:font-size="11pt" fo:letter-spacing="normal" fo:background-color="transparent" style:font-name-asian="Calibri1" style:font-size-asian="11pt" style:font-name-complex="Calibri1"/>
    </style:style>
    <style:style style:name="P7" style:family="paragraph" style:parent-style-name="Standard">
      <style:paragraph-properties fo:margin-left="0.028cm" fo:margin-right="0cm" fo:margin-top="0cm" fo:margin-bottom="0.021cm" loext:contextual-spacing="false" fo:line-height="0.469cm" fo:text-align="start" style:justify-single-word="false" fo:text-indent="-0.018cm" style:auto-text-indent="false"/>
    </style:style>
    <style:style style:name="T1" style:family="text">
      <style:text-properties fo:color="#004dbb" style:font-name="Algerian" fo:font-size="21pt" fo:letter-spacing="normal" fo:font-style="italic" style:text-underline-style="solid" style:text-underline-width="auto" style:text-underline-color="font-color" fo:font-weight="bold" fo:background-color="transparent" loext:char-shading-value="0" style:font-name-asian="Algerian1" style:font-size-asian="21pt" style:font-style-asian="italic" style:font-weight-asian="bold" style:font-name-complex="Algerian1"/>
    </style:style>
    <style:style style:name="T2" style:family="text">
      <style:text-properties fo:color="#ff0000" style:font-name="Algerian" fo:font-size="14.5pt" fo:letter-spacing="normal" fo:font-style="italic" style:text-underline-style="solid" style:text-underline-width="auto" style:text-underline-color="font-color" fo:font-weight="bold" fo:background-color="transparent" loext:char-shading-value="0" style:font-name-asian="Algerian1" style:font-size-asian="14.5pt" style:font-style-asian="italic" style:font-weight-asian="bold" style:font-name-complex="Algerian1"/>
    </style:style>
    <style:style style:name="T3" style:family="text">
      <style:text-properties fo:color="#ff0000" style:font-name="Algerian" fo:font-size="21pt" fo:letter-spacing="normal" fo:font-style="italic" style:text-underline-style="solid" style:text-underline-width="auto" style:text-underline-color="font-color" fo:font-weight="bold" fo:background-color="transparent" loext:char-shading-value="0" style:font-name-asian="Algerian1" style:font-size-asian="21pt" style:font-style-asian="italic" style:font-weight-asian="bold" style:font-name-complex="Algerian1"/>
    </style:style>
    <style:style style:name="T4" style:family="text">
      <style:text-properties fo:color="#ff0000" style:font-name="Algerian" fo:font-size="21pt" fo:letter-spacing="normal" fo:font-style="italic" style:text-underline-style="solid" style:text-underline-width="auto" style:text-underline-color="font-color" fo:font-weight="bold" officeooo:rsid="00120782" fo:background-color="transparent" loext:char-shading-value="0" style:font-name-asian="Algerian1" style:font-size-asian="21pt" style:font-style-asian="italic" style:font-weight-asian="bold" style:font-name-complex="Algerian1"/>
    </style:style>
    <style:style style:name="T5" style:family="text">
      <style:text-properties fo:color="#ff0000" style:font-name="Calibri" fo:font-size="11pt" fo:letter-spacing="normal" fo:font-style="italic" style:text-underline-style="solid" style:text-underline-width="auto" style:text-underline-color="font-color" fo:font-weight="bold" fo:background-color="transparent" loext:char-shading-value="0" style:font-name-asian="Calibri1" style:font-size-asian="11pt" style:font-style-asian="italic" style:font-weight-asian="bold" style:font-name-complex="Calibri1"/>
    </style:style>
    <style:style style:name="T6" style:family="text">
      <style:text-properties fo:color="#000000" style:font-name="Arial Rounded MT" fo:font-size="16pt" fo:letter-spacing="normal" fo:font-weight="bold" fo:background-color="transparent" loext:char-shading-value="0" style:font-name-asian="Arial Rounded MT1" style:font-size-asian="16pt" style:font-weight-asian="bold" style:font-name-complex="Arial Rounded MT1"/>
    </style:style>
    <style:style style:name="T7" style:family="text">
      <style:text-properties fo:color="#000000" style:font-name="Arial Rounded MT" fo:font-size="16pt" fo:letter-spacing="normal" style:text-underline-style="solid" style:text-underline-width="auto" style:text-underline-color="font-color" fo:font-weight="bold" fo:background-color="transparent" loext:char-shading-value="0" style:font-name-asian="Arial Rounded MT1" style:font-size-asian="16pt" style:font-weight-asian="bold" style:font-name-complex="Arial Rounded MT1"/>
    </style:style>
    <style:style style:name="T8" style:family="text">
      <style:text-properties fo:color="#000000" style:font-name="Calibri" fo:font-size="11pt" fo:letter-spacing="normal" fo:background-color="transparent" loext:char-shading-value="0" style:font-name-asian="Calibri1" style:font-size-asian="11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lational modal checkpoint <text:s/></text:span></text:p>
      <text:p text:style-name="P3"><text:span text:style-name="T2"><text:s/></text:span></text:p>
      <text:p text:style-name="P4"><text:span text:style-name="T6">Hotel(</text:span><text:span text:style-name="T7">Hotel_Id</text:span><text:span text:style-name="T6">,Hotel_Name, #Type_Id) ; </text:span></text:p>
      <text:p text:style-name="P4"><text:span text:style-name="T6">Type(</text:span><text:span text:style-name="T7">Type_Id</text:span><text:span text:style-name="T6">,Type_Name) ; </text:span></text:p>
      <text:p text:style-name="P4"><text:span text:style-name="T6">Room(</text:span><text:span text:style-name="T7">Room_Id</text:span><text:span text:style-name="T6">,Floor,#Hotel_Id,#Category_Id) ; </text:span></text:p>
      <text:p text:style-name="P7"><text:span text:style-name="T6">Employee(</text:span><text:span text:style-name="T7">Employee_Id</text:span><text:span text:style-name="T6">,Employee_Name,Employee_Speci</text:span></text:p>
      <text:p text:style-name="P4"><text:span text:style-name="T6">ality,#Director_Id,#Hotel_Id) ; </text:span></text:p>
      <text:p text:style-name="P4"><text:span text:style-name="T6">Category(</text:span><text:span text:style-name="T7">Category_Id</text:span><text:span text:style-name="T6">,Category_Name,Price,Beds_Numb ers) ;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6"><text:s text:c="74"/></text:span></text:p>
      <text:p text:style-name="P6"/>
      <text:p text:style-name="P4"><text:span text:style-name="T8"><text:s text:c="77"/></text:span><text:span text:style-name="T3">m</text:span><text:span text:style-name="T4">ohamed sale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Arial Rounded MT" svg:font-family="'Arial Rounded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 Rounded MT1" svg:font-family="'Arial Rounded MT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0:56:26.776406272</dc:date>
    <meta:editing-duration>PT49S</meta:editing-duration>
    <meta:editing-cycles>1</meta:editing-cycles>
    <meta:document-statistic meta:table-count="0" meta:image-count="0" meta:object-count="0" meta:page-count="1" meta:paragraph-count="10" meta:word-count="18" meta:character-count="444" meta:non-whitespace-character-count="274"/>
    <meta:generator>LibreOffice/6.4.7.2$Linux_X86_64 LibreOffice_project/40$Build-2</meta:generator>
  </office:meta>
</office:document-meta>
</file>